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use-window-font-color="true" style:font-name="Consolas" fo:font-size="12pt" fo:font-weight="normal" style:text-underline-style="none" style:text-underline-color="font-color" fo:font-style="normal" fo:language="fr" fo:country="FR" style:language-asian="zxx" style:country-asian="none" style:font-name-asian="New York" style:font-name-complex="Consola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-complex="Times New Roman" style:font-name="Liberation Serif"/>
    </style:style>
    <style:style style:name="T4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-complex="Times New Roman" style:font-name="Times New Roman"/>
    </style:style>
    <style:style style:name="T5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e moyenne de deux notes de D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exécution complète du programme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2 valeurs réelle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<text:span text:style-name="T1">12.54</text:span><text:span text:style-name="T2">   </text:span><text:span text:style-name="T3">et  </text:span><text:span text:style-name="T4"> </text:span><text:span text:style-name="T5">9.35</text:span></text:p>
          </table:table-cell>
          <table:table-cell table:style-name="ce4" office:value-type="string" calcext:value-type="string">
            <text:p>10.95</text:p>
          </table:table-cell>
          <table:table-cell table:style-name="ce4" office:value-type="float" office:value="10.94" calcext:value-type="float">
            <text:p>10,94</text:p>
          </table:table-cell>
          <table:table-cell table:style-name="ce4" office:value-type="string" calcext:value-type="string">
            <text:p>fals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<text:span text:style-name="T1">18.0</text:span><text:span text:style-name="T2">   </text:span><text:span text:style-name="T3">et  </text:span><text:span text:style-name="T4"> </text:span><text:span text:style-name="T5">12.0</text:span>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7.5 <text:s text:c="2"/>et <text:s text:c="2"/>7.5</text:p>
          </table:table-cell>
          <table:table-cell table:style-name="ce4" office:value-type="string" calcext:value-type="string">
            <text:p>7.5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14 <text:s/>et <text:s text:c="2"/>7</text:p>
          </table:table-cell>
          <table:table-cell table:style-name="ce4" office:value-type="string" calcext:value-type="string">
            <text:p>10.50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0 <text:s text:c="2"/>et <text:s text:c="2"/>12.2</text:p>
          </table:table-cell>
          <table:table-cell table:style-name="ce4" office:value-type="string" calcext:value-type="string">
            <text:p>6.10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5.4 <text:s text:c="2"/>et <text:s text:c="2"/>20</text:p>
          </table:table-cell>
          <table:table-cell table:style-name="ce4" office:value-type="string" calcext:value-type="string">
            <text:p>12.70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21.2 <text:s text:c="2"/>et <text:s text:c="2"/>12.0</text:p>
          </table:table-cell>
          <table:table-cell table:style-name="ce4" office:value-type="string" calcext:value-type="string">
            <text:p>message d’erreur</text:p>
          </table:table-cell>
          <table:table-cell table:style-name="ce4" office:value-type="float" office:value="16.6" calcext:value-type="float">
            <text:p>16,6</text:p>
          </table:table-cell>
          <table:table-cell table:style-name="ce34" office:value-type="string" calcext:value-type="string">
            <text:p>fals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8</text:p>
          </table:table-cell>
          <table:table-cell table:style-name="ce5" office:value-type="string" calcext:value-type="string">
            <text:p>13.45 <text:s text:c="2"/>et <text:s text:c="2"/>-6.5</text:p>
          </table:table-cell>
          <table:table-cell table:style-name="ce4" office:value-type="string" calcext:value-type="string">
            <text:p>message d’erreur</text:p>
          </table:table-cell>
          <table:table-cell table:style-name="ce4" office:value-type="float" office:value="3.47" calcext:value-type="float">
            <text:p>3,47</text:p>
          </table:table-cell>
          <table:table-cell table:style-name="ce34" office:value-type="string" calcext:value-type="string">
            <text:p>false</text:p>
          </table:table-cell>
          <table:table-cell table:number-columns-repeated="1018"/>
        </table:table-row>
        <table:table-row table:style-name="ro3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0-18T17:32:59.860255427</dc:date>
    <meta:editing-duration>PT13M9S</meta:editing-duration>
    <meta:editing-cycles>5</meta:editing-cycles>
    <meta:document-statistic meta:table-count="1" meta:cell-count="51" meta:object-count="0"/>
  </office:meta>
</office:document-meta>
</file>